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58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1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0pt" style:font-size-asian="20pt" style:font-size-complex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5pt" fo:font-weight="bold" style:font-size-asian="35pt" style:font-weight-asian="bold" style:font-size-complex="35pt" style:font-weight-complex="bold"/>
    </style:style>
    <style:style style:name="T6" style:family="text">
      <style:text-properties style:font-name="Segoe UI Semibold" fo:font-size="20pt" style:font-size-asian="20pt" style:font-size-complex="20pt"/>
    </style:style>
    <style:style style:name="T7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HYMN #982</text:span></text:p>
            <text:p text:style-name="P1"><text:span text:style-name="T2">“</text:span><text:span text:style-name="T2">Blest Are The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2" draw:layer="layout" svg:width="25.4cm" svg:height="7.011cm" svg:x="1.27cm" svg:y="0.762cm">
          <draw:text-box>
            <text:p text:style-name="P1"><text:span text:style-name="T3">1.</text:span><text:span text:style-name="T4"> Blest are they, the poor in spirit;</text:span></text:p>
            <text:p text:style-name="P1"><text:span text:style-name="T4">Theirs is the kingdom of God.</text:span></text:p>
            <text:p text:style-name="P1"><text:span text:style-name="T4">Blest are they, full of sorrow;</text:span></text:p>
            <text:p text:style-name="P1"><text:span text:style-name="T4">They shall be conso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2" draw:layer="layout" svg:width="25.4cm" svg:height="7.011cm" svg:x="1.27cm" svg:y="0.762cm">
          <draw:text-box>
            <text:p text:style-name="P1"><text:span text:style-name="T3">Refrain:</text:span><text:span text:style-name="T4"> Rejoice and be glad! <text:s text:c="10"/></text:span></text:p>
            <text:p text:style-name="P1"><text:span text:style-name="T4">Blessed are you, holy are you.</text:span></text:p>
            <text:p text:style-name="P1"><text:span text:style-name="T4">Rejoice and be glad!</text:span></text:p>
            <text:p text:style-name="P1"><text:span text:style-name="T4">Yours is the kingdom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2" draw:layer="layout" svg:width="25.4cm" svg:height="7.011cm" svg:x="1.27cm" svg:y="0.762cm">
          <draw:text-box>
            <text:p text:style-name="P1"><text:span text:style-name="T3">2.</text:span><text:span text:style-name="T4"> Blest are they, the lowly ones;</text:span></text:p>
            <text:p text:style-name="P1"><text:span text:style-name="T4">They shall inherit the earth.</text:span></text:p>
            <text:p text:style-name="P1"><text:span text:style-name="T4">Blest are they who hunger and thirst;</text:span></text:p>
            <text:p text:style-name="P1"><text:span text:style-name="T4">They shall have their fi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5.4cm" svg:height="7.011cm" svg:x="1.27cm" svg:y="0.762cm">
          <draw:text-box>
            <text:p text:style-name="P1"><text:span text:style-name="T3">Refrain:</text:span><text:span text:style-name="T4"> Rejoice and be glad! <text:s text:c="10"/></text:span></text:p>
            <text:p text:style-name="P1"><text:span text:style-name="T4">Blessed are you, holy are you.</text:span></text:p>
            <text:p text:style-name="P1"><text:span text:style-name="T4">Rejoice and be glad!</text:span></text:p>
            <text:p text:style-name="P1"><text:span text:style-name="T4">Yours is the kingdom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2" draw:layer="layout" svg:width="25.4cm" svg:height="7.011cm" svg:x="1.27cm" svg:y="0.762cm">
          <draw:text-box>
            <text:p text:style-name="P1"><text:span text:style-name="T3">3.</text:span><text:span text:style-name="T4"> Blest are they who show mercy;</text:span></text:p>
            <text:p text:style-name="P1"><text:span text:style-name="T4">Mercy shall be theirs.</text:span></text:p>
            <text:p text:style-name="P1"><text:span text:style-name="T4">Blest are they, the pure of heart;</text:span></text:p>
            <text:p text:style-name="P1"><text:span text:style-name="T4">They shall see Go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4" draw:layer="layout" svg:width="25.4cm" svg:height="7.011cm" svg:x="1.27cm" svg:y="0.762cm">
          <draw:text-box>
            <text:p text:style-name="P1"><text:span text:style-name="T3">Refrain:</text:span><text:span text:style-name="T4"> Rejoice and be glad! <text:s text:c="10"/></text:span></text:p>
            <text:p text:style-name="P1"><text:span text:style-name="T4">Blessed are you, holy are you.</text:span></text:p>
            <text:p text:style-name="P1"><text:span text:style-name="T4">Rejoice and be glad!</text:span></text:p>
            <text:p text:style-name="P1"><text:span text:style-name="T4">Yours is the kingdom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2" draw:layer="layout" svg:width="25.4cm" svg:height="7.011cm" svg:x="1.27cm" svg:y="0.762cm">
          <draw:text-box>
            <text:p text:style-name="P1"><text:span text:style-name="T3">4.</text:span><text:span text:style-name="T4"> Blest are they who seek peace;</text:span></text:p>
            <text:p text:style-name="P1"><text:span text:style-name="T4">They are the children of God.</text:span></text:p>
            <text:p text:style-name="P1"><text:span text:style-name="T4">Blest are they who suffer in faith;</text:span></text:p>
            <text:p text:style-name="P1"><text:span text:style-name="T4">The glory of God is thei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3" draw:text-style-name="P4" draw:layer="layout" svg:width="25.4cm" svg:height="7.011cm" svg:x="1.27cm" svg:y="0.762cm">
          <draw:text-box>
            <text:p text:style-name="P1"><text:span text:style-name="T3">Refrain:</text:span><text:span text:style-name="T4"> Rejoice and be glad! <text:s text:c="10"/></text:span></text:p>
            <text:p text:style-name="P1"><text:span text:style-name="T4">Blessed are you, holy are you.</text:span></text:p>
            <text:p text:style-name="P1"><text:span text:style-name="T4">Rejoice and be glad!</text:span></text:p>
            <text:p text:style-name="P1"><text:span text:style-name="T4">Yours is the kingdom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4" draw:text-style-name="P6" draw:layer="layout" svg:width="25.4cm" svg:height="8.844cm" svg:x="1.27cm" svg:y="0.762cm">
          <draw:text-box>
            <text:p text:style-name="P1"><text:span text:style-name="T3">5.</text:span><text:span text:style-name="T4"> Blest are you who suffer hate,</text:span></text:p>
            <text:p text:style-name="P1"><text:span text:style-name="T4">All because of Me.</text:span></text:p>
            <text:p text:style-name="P1"><text:span text:style-name="T5">Rejoice and be glad, yours is the kingdom;</text:span></text:p>
            <text:p text:style-name="P1"><text:span text:style-name="T4">Shine for all to see.</text:span></text:p>
            <text:p text:style-name="P1"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5" draw:text-style-name="P4" draw:layer="layout" svg:width="25.4cm" svg:height="13.591cm" svg:x="1.27cm" svg:y="0.762cm">
          <draw:text-box>
            <text:p text:style-name="P1"><text:span text:style-name="T3">Refrain:</text:span><text:span text:style-name="T4"> Rejoice and be glad! <text:s text:c="10"/></text:span></text:p>
            <text:p text:style-name="P1"><text:span text:style-name="T4">Blessed are you, holy are you.</text:span></text:p>
            <text:p text:style-name="P1"><text:span text:style-name="T4">Rejoice and be glad!</text:span></text:p>
            <text:p text:style-name="P1"><text:span text:style-name="T4">Yours is the kingdom of God. </text:span></text:p>
            <text:p><text:span text:style-name="T7"/></text:p>
            <text:p><text:span text:style-name="T7"/></text:p>
            <text:p><text:span text:style-name="T7"/></text:p>
            <text:p><text:span text:style-name="T7"><text:s text:c="8"/></text:span><text:span text:style-name="T7">1985 GIA Publications, Inc. </text:span></text:p>
            <text:p><text:span text:style-name="T6"><text:s text:c="8"/></text:span><text:span text:style-name="T6">Used by permission:</text:span></text:p>
            <text:p><text:span text:style-name="T6"><text:s text:c="8"/></text:span><text:span text:style-name="T6">LSB Hymn License</text:span></text:p>
            <text:p><text:span text:style-name="T6"><text:s text:c="8"/></text:span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09:19:03.370000000</meta:creation-date>
    <dc:date>2019-01-20T12:34:38.016000000</dc:date>
    <meta:editing-duration>PT7M31S</meta:editing-duration>
    <meta:editing-cycles>4</meta:editing-cycles>
    <meta:generator>LibreOffice/6.1.3.2$Windows_X86_64 LibreOffice_project/86daf60bf00efa86ad547e59e09d6bb77c699acb</meta:generator>
    <meta:document-statistic meta:object-count="186"/>
  </office:meta>
</office:document-meta>
</file>